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lbany AMT" svg:font-family="'Albany AMT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 AMT" svg:font-family="'Thorndale AMT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in" table:align="margins"/>
    </style:style>
    <style:style style:name="Table1.A" style:family="table-column">
      <style:table-column-properties style:column-width="3.5in" style:rel-column-width="32767*"/>
    </style:style>
    <style:style style:name="Table1.B" style:family="table-column">
      <style:table-column-properties style:column-width="3.5in" style:rel-column-width="32768*"/>
    </style:style>
    <style:style style:name="Table1.A1" style:family="table-cell">
      <style:table-cell-properties fo:padding="0.0382in" fo:border="none"/>
    </style:style>
    <style:style style:name="Table9" style:family="table" style:master-page-name="">
      <style:table-properties style:width="7in" style:page-number="0" table:align="margins"/>
    </style:style>
    <style:style style:name="Table9.A" style:family="table-column">
      <style:table-column-properties style:column-width="3.5in" style:rel-column-width="32767*"/>
    </style:style>
    <style:style style:name="Table9.B" style:family="table-column">
      <style:table-column-properties style:column-width="3.5in" style:rel-column-width="32768*"/>
    </style:style>
    <style:style style:name="Table9.A1" style:family="table-cell">
      <style:table-cell-properties fo:padding="0in" fo:border="none"/>
    </style:style>
    <style:style style:name="Table10" style:family="table">
      <style:table-properties style:width="7in" table:align="margins"/>
    </style:style>
    <style:style style:name="Table10.A" style:family="table-column">
      <style:table-column-properties style:column-width="3.5in" style:rel-column-width="32767*"/>
    </style:style>
    <style:style style:name="Table10.B" style:family="table-column">
      <style:table-column-properties style:column-width="3.5in" style:rel-column-width="32768*"/>
    </style:style>
    <style:style style:name="P1" style:family="paragraph" style:parent-style-name="Standard">
      <style:paragraph-properties fo:margin-left="0.0102in" fo:margin-right="0in" fo:text-indent="0in" style:auto-text-indent="false"/>
    </style:style>
    <style:style style:name="P2" style:family="paragraph" style:parent-style-name="Standard">
      <style:paragraph-properties fo:margin-left="0.0102in" fo:margin-right="0in" fo:text-indent="0in" style:auto-text-indent="false"/>
      <style:text-properties style:font-name="Albany AMT"/>
    </style:style>
    <style:style style:name="P3" style:family="paragraph" style:parent-style-name="H1">
      <style:text-properties fo:font-size="14pt" fo:font-weight="bold" style:font-size-asian="14pt" style:font-size-complex="14pt"/>
    </style:style>
    <style:style style:name="P4" style:family="paragraph" style:parent-style-name="H2">
      <style:paragraph-properties fo:text-align="start" style:justify-single-word="false"/>
    </style:style>
    <style:style style:name="P5" style:family="paragraph" style:parent-style-name="Standard">
      <style:text-properties fo:font-size="10pt" fo:font-weight="normal" style:font-size-asian="10pt" style:font-weight-asian="normal" style:font-size-complex="10pt"/>
    </style:style>
    <style:style style:name="P6" style:family="paragraph" style:parent-style-name="H1">
      <style:paragraph-properties fo:margin-left="0in" fo:margin-right="0in" fo:text-indent="0in" style:auto-text-indent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Albany AMT" fo:font-size="10pt" fo:font-weight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itle">Thomas Ingram</text:p>
            </table:table-cell>
            <table:table-cell table:style-name="Table1.A1" office:value-type="string">
              <text:p text:style-name="Default_20_Alt">Apex, NC 27502</text:p>
              <text:p text:style-name="Default_20_Alt">rg+hireme@ravinggenius.com</text:p>
              <text:p text:style-name="Default_20_Alt">919 449.6305</text:p>
              <text:p text:style-name="Default_20_Alt">github.com/ravinggenius</text:p>
            </table:table-cell>
          </table:table-row>
        </table:table-header-rows>
      </table:table>
      <text:p text:style-name="P1"/>
      <text:p text:style-name="P3">About</text:p>
      <text:p text:style-name="P2">I have always been fascinated with programming, and am looking for an opportunity to continue building a career with this passion. Though I have little formal education, I am self-taught and have the desire to continue learning. I enjoy staying on top of current web technologies and standards, particularly as it relates to open source projects such as GNU/Linux or Ruby/Rails. My friends have come to know me as somewhat of a Linux evangelist, and I am usually the first person they come to with their computer challenges. In the past, I have worked with large datasets and configured systems and networks on both a personal and professional level. Additionally I have built several web sites using various open source tools. I regularly attend trade meetings and conferences. Currently, I am mentoring a friend in JavaScript and git, and continually honing my skills in Ruby, JavaScript and advanced C#. Professional and personal references are available on request.</text:p>
      <text:p text:style-name="P2"/>
      <text:p text:style-name="H1">Skill Levels</text:p>
      <text:p text:style-name="P4">Advanced – Plenty experience, very comfortable working with these</text:p>
      <text:p text:style-name="Standard">HTML, CSS, PHP, C#, Visual Basic, ASP.NET</text:p>
      <text:p text:style-name="Standard"/>
      <text:p text:style-name="P4">Intermediate – I can get by, but I might have to look somethings up</text:p>
      <text:p text:style-name="P2">Ruby, JavaScript | JSON, git, REST, SQL (specifically SQLite, MySQL and MSSQL), XML, SharePoint, Regular Expressions, SVN</text:p>
      <text:p text:style-name="P2"/>
      <text:p text:style-name="P4">Novice – These I have <text:span text:style-name="T1">some</text:span> experience with, and for some that feels like too much</text:p>
      <text:p text:style-name="P2">Flex | AS3, VBA, ColdFusion, InfoPath</text:p>
      <text:p text:style-name="P2"/>
      <text:p text:style-name="P4">Future Interests</text:p>
      <text:p text:style-name="P2">LISP, C++, NoSQL (especially MongoDB), pair programming, PostgreSQL, graphic design, The Next Big Thing</text:p>
      <text:p text:style-name="P2"/>
      <text:p text:style-name="P6">Work Experience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H2">CISYS | Life Sciences: Developer</text:p>
          </table:table-cell>
          <table:table-cell table:style-name="Table9.A1" office:value-type="string">
            <text:p text:style-name="H2_20_Alt">2007.10 - 2010.03</text:p>
          </table:table-cell>
        </table:table-row>
        <table:table-row>
          <table:table-cell table:style-name="Table9.A1" table:number-columns-spanned="2" office:value-type="string">
            <text:p text:style-name="Standard">I have worked on many projects while at CISYS, most of which are for large enterprise-level clients. As the resident web standards guru, I am the go-to guy for all things CSS and HTML (and more recently, JavaScript). Most of the products I have built have been non-public, for internal client use. Through most of 2009, I worked on a SharePoint based service application. I have often pushed for more agile methodologies, such as TDD.</text:p>
            <text:p text:style-name="Standard"/>
          </table:table-cell>
          <table:covered-table-cell/>
        </table:table-row>
        <table:table-row>
          <table:table-cell table:style-name="Table9.A1" office:value-type="string">
            <text:p text:style-name="H2">Presentation Strategies: Developer</text:p>
          </table:table-cell>
          <table:table-cell table:style-name="Table9.A1" office:value-type="string">
            <text:p text:style-name="H2_20_Alt">2007.11 - 2008.11</text:p>
          </table:table-cell>
        </table:table-row>
      </table:table>
      <text:p text:style-name="P5">Shortly after Cisys hired me, they contracted me to a partner/vendor. My time at PStrat was spent supporting existing projects and building new products. Most things I worked on were internal or had set expiration dates.</text:p>
      <text:p text:style-name="P5"/>
      <table:table table:name="Table10" table:style-name="Table10">
        <table:table-column table:style-name="Table10.A"/>
        <table:table-column table:style-name="Table10.B"/>
        <table:table-row>
          <table:table-cell office:value-type="string">
            <text:p text:style-name="H2">Sir Speedy Cary: Mail Room Supervisor</text:p>
          </table:table-cell>
          <table:table-cell office:value-type="string">
            <text:p text:style-name="H2_20_Alt">2005.09 - 2007.10</text:p>
          </table:table-cell>
        </table:table-row>
      </table:table>
      <text:p text:style-name="P5">Address and prepare letters and postcards for bulk mail. Cut paper, run deliveries, collate, hole punch and make computer recommendations. Built a database-driven web application using PHP for one of our larger clients. Extra features and polish were left undone due to time and budget constrain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lbany AMT" svg:font-family="'Albany AMT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 AMT" svg:font-family="'Thorndale AMT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681in" style:writing-mode="lr-tb"/>
      <style:text-properties fo:color="#000000" style:font-name="Thorndale AMT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102in" fo:margin-right="0in" fo:margin-top="0in" fo:margin-bottom="0in" fo:text-indent="0in" style:auto-text-indent="false">
        <style:tab-stops/>
      </style:paragraph-properties>
      <style:text-properties style:font-name="Albany AMT" fo:font-size="10pt" fo:font-weight="normal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1" style:family="paragraph" style:parent-style-name="Standard" style:class="text" style:master-page-name="">
      <style:paragraph-properties fo:margin-left="0.0102in" fo:margin-right="0in" fo:margin-top="0.1575in" fo:margin-bottom="0.0783in" fo:text-align="start" style:justify-single-word="false" fo:text-indent="0in" style:auto-text-indent="false" style:page-number="auto"/>
      <style:text-properties style:font-name="Albany AMT" fo:font-size="14pt" fo:font-weight="bold"/>
    </style:style>
    <style:style style:name="H2" style:family="paragraph" style:parent-style-name="Standard" style:auto-update="true" style:class="text" style:master-page-name="">
      <style:paragraph-properties fo:margin-top="0.0398in" fo:margin-bottom="0.0783in" fo:text-align="start" style:justify-single-word="false" style:page-number="auto"/>
      <style:text-properties fo:font-size="10pt" fo:font-weight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start" style:justify-single-word="false"/>
      <style:text-properties fo:font-size="22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2_20_Alt" style:display-name="H2 Alt" style:family="paragraph" style:parent-style-name="H2" style:auto-update="true">
      <style:paragraph-properties fo:text-align="end" style:justify-single-word="false"/>
    </style:style>
    <style:style style:name="Default_20_Alt" style:display-name="Default Alt" style:family="paragraph" style:parent-style-name="Standard" style:auto-update="true">
      <style:paragraph-properties fo:text-align="end" style:justify-single-word="false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Thomas Ingram</meta:initial-creator>
    <meta:creation-date>2007-05-22T21:52:06</meta:creation-date>
    <dc:creator>Thomas Ingram</dc:creator>
    <dc:date>2010-03-16T13:21:36</dc:date>
    <dc:language>en-US</dc:language>
    <meta:editing-cycles>122</meta:editing-cycles>
    <meta:editing-duration>PT74H20M22S</meta:editing-duration>
    <meta:document-statistic meta:table-count="3" meta:image-count="0" meta:object-count="0" meta:page-count="1" meta:paragraph-count="26" meta:word-count="436" meta:character-count="2726"/>
    <meta:user-defined meta:name="Info 1"/>
    <meta:user-defined meta:name="Info 2"/>
    <meta:user-defined meta:name="Info 3"/>
    <meta:user-defined meta:name="Info 4"/>
  </office:meta>
</office:document-meta>
</file>